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Image</text:h>
                    <text:list>
                        <text:list-item>
                            <text:h text:style-name="Heading_20_2" text:outline-level="2">Description</text:h>
                        </text:list-item>
                    </text:list>
                </text:list-item>
            </text:list>

            <text:p text:style-name="Standard"><text:span>This Widget displays an image.</text:span></text:p><text:span> </text:span><text:p text:style-name="Standard">More info (<text:a xlink:type="simple" xlink:href="https://docs.lvgl.io/8.3/widgets/core/img.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ext:span>The name of the bitmap to be displayed.</text:span></text:p><text:span> </text:span>
                                            <text:p text:style-name="Standard"/>,
                                            <text:list xml:id="list1065229068" text:continue-numbering="true"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text:span>X position of the center of rotation. If left blank, the center of rotation is in the middle of the Widget.</text:span></text:p><text:span> </text:span>
                                            <text:p text:style-name="Standard"/>,
                                            <text:list xml:id="list1065229068" text:continue-numbering="true"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text:span>Y position of the center of rotation. If left blank, the center of rotation is in the middle of the Widget.</text:span></text:p><text:span> </text:span>
                                            <text:p text:style-name="Standard"/>,
                                            <text:list xml:id="list1065229068" text:continue-numbering="true"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text:span>Scale factor. Set factor to </text:span><text:span text:style-name="backtick">256</text:span><text:span> to disable zooming. A larger value enlarges the images (e.g. </text:span><text:span text:style-name="backtick">512</text:span><text:span> double size), a smaller value shrinks it (e.g. </text:span><text:span text:style-name="backtick">128</text:span><text:span> half size). Fractional scale works as well, e.g. </text:span><text:span text:style-name="backtick">281</text:span><text:span> for 10% enlargement.</text:span></text:p><text:span> </text:span>
                                            <text:p text:style-name="Standard"/>,
                                            <text:list xml:id="list1065229068" text:continue-numbering="true"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Rotation angle, angle has 0.1 degree precision, so for 45.8° set </text:span><text:span text:style-name="backtick">458</text:span><text:span>. Image is rotated around the centar of rotation which is defined with </text:span><text:span text:style-name="backtick">Pivot X</text:span><text:span> and </text:span><text:span text:style-name="backtick">Pivot Y</text:span><text:span> propertie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